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margin-top="0in" fo:margin-bottom="0in" loext:contextual-spacing="false"/>
    </style:style>
    <style:style style:name="P3" style:family="paragraph" style:parent-style-name="Heading_20_4">
      <style:text-properties fo:color="#464646"/>
    </style:style>
    <style:style style:name="P4" style:family="paragraph" style:parent-style-name="Heading_20_3">
      <style:text-properties fo:color="#464646"/>
    </style:style>
    <style:style style:name="T1" style:family="text">
      <style:text-properties fo:font-style="italic"/>
    </style:style>
    <style:style style:name="T2" style:family="text">
      <style:text-properties fo:color="#464646"/>
    </style:style>
    <style:style style:name="T3" style:family="text">
      <style:text-properties fo:color="#464646"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rack Obama: The Most Successful President in US History</text:p>
      <text:p text:style-name="Standard"/>
      <text:p text:style-name="Standard">Say what you will about the man, but Barack Obama is one of the most successful leaders our Nation has ever known.</text:p>
      <text:p text:style-name="Text_20_body">The former attorney, Senator and (<text:span text:style-name="T1">most famously</text:span>) Community Organizer, along with his lovely bride, Michelle are experts on everything from finance and nutrition, to education and Sports.</text:p>
      <text:p text:style-name="Text_20_body">If I had known rabble rousing made you the smartest guy in the room, I’d have probably taken up the sport myself!</text:p>
      <text:p text:style-name="Text_20_body">But whatever Barack Obama was, he has been elected to occupy the chair of the most powerful leader in the world…The President of the United States.</text:p>
      <text:p text:style-name="Text_20_body"><text:span text:style-name="T1">And lead he has!</text:span> Contrary to the beliefs of many of his detractors, President Obama has proven to be one of the most dedicated and successful leaders in our Nation’s history.</text:p>
      <text:h text:style-name="P3" text:outline-level="4">Let’s take a minute and examine a few of his accomplishments.</text:h>
      <text:p text:style-name="P1"><text:span text:style-name="Strong_20_Emphasis"><text:span text:style-name="T2">– He has </text:span></text:span><text:span text:style-name="Strong_20_Emphasis"><text:span text:style-name="T3">led</text:span></text:span><text:span text:style-name="Strong_20_Emphasis"><text:span text:style-name="T2"> the country into </text:span></text:span><text:a xlink:type="simple" xlink:href="http://www.usdebtclock.org/" office:target-frame-name="_blank" xlink:show="new" text:style-name="Internet_20_link" text:visited-style-name="Visited_20_Internet_20_Link"><text:span text:style-name="Strong_20_Emphasis">17 trillion dollars of debt</text:span></text:a>.</text:p>
      <text:p text:style-name="P1">In the time Obama has been in office, the National Debt has risen over 7 trillion dollars. In perspective, the man who lambasted President George W. Bush for his tremendous debt-building skills raised the debt himself by more than 50%.</text:p>
      <text:p text:style-name="P1">It took nearly 230 YEARS for our Nation to incur the amount of debt this President racked up in just 5 years! <text:span text:style-name="T1">Bravo, POTUS!!!</text:span></text:p>
      <text:p text:style-name="P1"><text:span text:style-name="Strong_20_Emphasis"><text:span text:style-name="T2">– His failed Middle Eastern policy has helped to </text:span></text:span><text:span text:style-name="Strong_20_Emphasis"><text:span text:style-name="T3">lead</text:span></text:span><text:span text:style-name="Strong_20_Emphasis"><text:span text:style-name="T2"> the Middle East into a state of confusion and tumult. </text:span></text:span></text:p>
      <text:p text:style-name="P1">Not only did our President support the Arab Spring, (really turned out great, huh), it appears he has also been arming Al Qaeda in Syria (you know… the guys who killed nearly 3000 US citizens).</text:p>
      <text:p text:style-name="P1"><text:span text:style-name="Strong_20_Emphasis"><text:span text:style-name="T2">– He’s successfully </text:span></text:span><text:span text:style-name="Strong_20_Emphasis"><text:span text:style-name="T3">led</text:span></text:span><text:span text:style-name="Strong_20_Emphasis"><text:span text:style-name="T2"> the US into a near economic collapse and the highest unemployment numbers since the Great Depression.</text:span></text:span><text:span text:style-name="T2"> </text:span></text:p>
      <text:p text:style-name="P1">He <text:span text:style-name="T1">boasts</text:span> a roughly 7.6% unemployment rate. But when you “un-fudge” the fudged numbers, it’s closer to 14.3% (we know what those “<text:span text:style-name="T1">shovel-ready” </text:span>jobs been “<text:span text:style-name="T1">shovelin'”</text:span>).</text:p>
      <text:p text:style-name="P1"><text:span text:style-name="Strong_20_Emphasis"><text:span text:style-name="T2">– He’s </text:span></text:span><text:span text:style-name="Strong_20_Emphasis"><text:span text:style-name="T3">led</text:span></text:span><text:span text:style-name="Strong_20_Emphasis"><text:span text:style-name="T2"> us to the brink of another cold war with Russia. In the process, he has also </text:span></text:span><text:span text:style-name="Strong_20_Emphasis"><text:span text:style-name="T3">led</text:span></text:span><text:span text:style-name="Strong_20_Emphasis"><text:span text:style-name="T2"> ex-KGB thug, </text:span></text:span><text:a xlink:type="simple" xlink:href="http://www.nytimes.com/2013/09/12/opinion/putin-plea-for-caution-from-russia-on-syria.html?pagewanted=all" office:target-frame-name="_blank" xlink:show="new" text:style-name="Internet_20_link" text:visited-style-name="Visited_20_Internet_20_Link"><text:span text:style-name="Strong_20_Emphasis">Russian President Vladimir Putin</text:span></text:a><text:span text:style-name="Strong_20_Emphasis"><text:span text:style-name="T2"> into the limelight as the Great Conciliator (Way to go, Barry!).</text:span></text:span></text:p>
      <text:p text:style-name="P1"><text:span text:style-name="Strong_20_Emphasis"><text:span text:style-name="T2">– He has </text:span></text:span><text:span text:style-name="Strong_20_Emphasis"><text:span text:style-name="T3">led</text:span></text:span><text:span text:style-name="Strong_20_Emphasis"><text:span text:style-name="T2"> the Government of a Country founded on the principles of Scriptural law into a war on Christianity that condemns Christian standards while elevating radical Islam.</text:span></text:span></text:p>
      <text:p text:style-name="P1"><text:soft-page-break/><text:span text:style-name="Strong_20_Emphasis"><text:span text:style-name="T2">– He’s </text:span></text:span><text:span text:style-name="Strong_20_Emphasis"><text:span text:style-name="T3">led</text:span></text:span><text:span text:style-name="Strong_20_Emphasis"><text:span text:style-name="T2">  American’s to the Welfare lines with a stunning 32% increase in current Welfare recipients.</text:span></text:span></text:p>
      <text:p text:style-name="P1"><text:span text:style-name="Strong_20_Emphasis"><text:span text:style-name="T2">– AND he has single-handedly done what Jesse Jackson and Al Sharpton have not been able to do… He has </text:span></text:span><text:span text:style-name="Strong_20_Emphasis"><text:span text:style-name="T3">led</text:span></text:span><text:span text:style-name="Strong_20_Emphasis"><text:span text:style-name="T2"> the United States into a racial divide rivaling that of the 60’s.</text:span></text:span></text:p>
      <text:p text:style-name="Text_20_body">Barack Hussein Obama has been one <text:span text:style-name="T1">SWELL LEADER</text:span>!!!</text:p>
      <text:h text:style-name="P3" text:outline-level="4">If no one else will say it, I’ll say it… </text:h>
      <text:h text:style-name="P3" text:outline-level="4">Stop dividing America and lead, President Obama! Lead according to the Constitution you swore an oath to uphold!!! </text:h>
      <text:p text:style-name="Text_20_body">Ahem…</text:p>
      <text:p text:style-name="Text_20_body">In closing, I have a request for our dear leader. Mr. President, why don’t you do something worthwhile and make something of the opportunity you’ve been given?</text:p>
      <text:p text:style-name="Text_20_body">Like many of us, God has blessed you beyond your experience, to perform a duty very few will ever have the opportunity to perform, in what was <text:span text:style-name="T1">(and hopefully still is)</text:span>…</text:p>
      <text:h text:style-name="P4" text:outline-level="3">The Greatest Nation in the World!</text:h>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6:40:12.692436870</meta:creation-date>
    <dc:date>2015-05-10T16:41:45.018438896</dc:date>
    <dc:creator>DaveDeDave </dc:creator>
    <meta:editing-duration>PT1M32S</meta:editing-duration>
    <meta:editing-cycles>1</meta:editing-cycles>
    <meta:document-statistic meta:table-count="0" meta:image-count="0" meta:object-count="0" meta:page-count="2" meta:paragraph-count="25" meta:word-count="535" meta:character-count="3086" meta:non-whitespace-character-count="2564"/>
    <meta:generator>LibreOffice/4.3.7.2$Linux_X86_64 LibreOffice_project/430$Build-2</meta:generator>
  </office:meta>
</office:document-meta>
</file>